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BAAAAA+TimesNewRomanPS-BoldMT" svg:font-family="BAAAAA+TimesNewRomanPS-BoldMT"/>
    <style:font-face style:name="CAAAAA+TimesNewRomanPSMT" svg:font-family="CAAAAA+TimesNewRomanPSMT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1" fo:font-size="10pt" style:font-name-asian="BAAAAA+TimesNewRomanPS-BoldMT" style:font-size-asian="10pt" style:font-name-complex="BAAAAA+TimesNewRomanPS-BoldMT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1" fo:font-size="11pt" style:font-name-asian="CAAAAA+TimesNewRomanPSMT" style:font-size-asian="11pt" style:font-name-complex="CAAAAA+TimesNewRomanPSMT" style:font-size-complex="11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1" fo:font-size="11pt" officeooo:paragraph-rsid="0002f775" style:font-name-asian="CAAAAA+TimesNewRomanPSMT" style:font-size-asian="11pt" style:font-name-complex="CAAAAA+TimesNewRomanPSMT" style:font-size-complex="11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1pt" officeooo:paragraph-rsid="002435f7" style:font-name-asian="CAAAAA+TimesNewRomanPSMT" style:font-size-asian="11pt" style:font-name-complex="CAAAAA+TimesNewRomanPSMT" style:font-size-complex="11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1" fo:font-size="11pt" officeooo:rsid="00062e7d" officeooo:paragraph-rsid="00062e7d" style:font-name-asian="CAAAAA+TimesNewRomanPSMT" style:font-size-asian="11pt" style:font-name-complex="CAAAAA+TimesNewRomanPSMT" style:font-size-complex="11pt"/>
    </style:style>
    <style:style style:name="P6" style:family="paragraph" style:parent-style-name="Standard">
      <style:text-properties style:font-name="Arial1" fo:font-size="11pt" officeooo:rsid="0013e206" officeooo:paragraph-rsid="0013e206" style:font-name-asian="CAAAAA+TimesNewRomanPSMT" style:font-size-asian="11pt" style:font-name-complex="CAAAAA+TimesNewRomanPSMT" style:font-size-complex="11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1" fo:font-size="11pt" officeooo:rsid="0013e206" officeooo:paragraph-rsid="0013e206" style:font-name-asian="CAAAAA+TimesNewRomanPSMT" style:font-size-asian="11pt" style:font-name-complex="CAAAAA+TimesNewRomanPSMT" style:font-size-complex="11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1" fo:font-size="11pt" style:font-name-asian="BAAAAA+TimesNewRomanPS-BoldMT" style:font-size-asian="11pt" style:font-name-complex="BAAAAA+TimesNewRomanPS-BoldMT" style:font-size-complex="11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1" fo:font-size="11pt" fo:font-weight="normal" officeooo:rsid="0002f775" officeooo:paragraph-rsid="0002f775" style:font-name-asian="CAAAAA+TimesNewRomanPSMT" style:font-size-asian="11pt" style:font-weight-asian="normal" style:font-name-complex="CAAAAA+TimesNewRomanPSMT" style:font-size-complex="11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1" fo:font-size="11pt" style:text-underline-style="solid" style:text-underline-width="auto" style:text-underline-color="font-color" officeooo:rsid="001101c9" officeooo:paragraph-rsid="0002f775" style:font-name-asian="CAAAAA+TimesNewRomanPSMT" style:font-size-asian="11pt" style:font-name-complex="CAAAAA+TimesNewRomanPSMT" style:font-size-complex="11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CAAAAA+TimesNewRomanPSMT" style:font-size-asian="12pt" style:font-name-complex="CAAAAA+TimesNewRomanPSMT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1" fo:font-size="12pt" officeooo:paragraph-rsid="0002f775" style:font-name-asian="CAAAAA+TimesNewRomanPSMT" style:font-size-asian="12pt" style:font-name-complex="CAAAAA+TimesNewRomanPSMT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style:text-underline-style="none" officeooo:rsid="0013e206" officeooo:paragraph-rsid="0013e206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BAAAAA+TimesNewRomanPS-BoldMT" fo:font-size="11pt" officeooo:paragraph-rsid="001561c9" style:font-name-asian="BAAAAA+TimesNewRomanPS-BoldMT" style:font-size-asian="11pt" style:font-name-complex="BAAAAA+TimesNewRomanPS-BoldMT" style:font-size-complex="11pt"/>
    </style:style>
    <style:style style:name="P15" style:family="paragraph" style:parent-style-name="Standard">
      <style:paragraph-properties fo:text-align="start" style:justify-single-word="false" style:text-autospace="none"/>
      <style:text-properties officeooo:paragraph-rsid="0013e206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1" fo:font-size="11pt" fo:font-weight="normal" officeooo:rsid="0018ed5e" officeooo:paragraph-rsid="002435f7" style:font-name-asian="CAAAAA+TimesNewRomanPSMT" style:font-size-asian="11pt" style:font-weight-asian="normal" style:font-name-complex="CAAAAA+TimesNewRomanPSMT" style:font-size-complex="11pt" style:font-weight-complex="normal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style:font-name="Arial1" fo:font-size="11pt" officeooo:paragraph-rsid="00054e27" style:font-name-asian="CAAAAA+TimesNewRomanPSMT" style:font-size-asian="11pt" style:font-name-complex="CAAAAA+TimesNewRomanPSMT" style:font-size-complex="11pt"/>
    </style:style>
    <style:style style:name="T1" style:family="text">
      <style:text-properties fo:font-size="11pt" style:font-name-asian="CAAAAA+TimesNewRomanPSMT" style:font-size-asian="11pt" style:font-name-complex="CAAAAA+TimesNewRomanPSMT" style:font-size-complex="11pt"/>
    </style:style>
    <style:style style:name="T2" style:family="text">
      <style:text-properties fo:font-size="11pt" officeooo:rsid="0013e206" style:font-name-asian="CAAAAA+TimesNewRomanPSMT" style:font-size-asian="11pt" style:font-name-complex="CAAAAA+TimesNewRomanPSM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text-underline-style="solid" style:text-underline-width="auto" style:text-underline-color="font-color" officeooo:rsid="000b67ed" style:font-name-asian="CAAAAA+TimesNewRomanPSMT" style:font-size-asian="11pt" style:font-name-complex="CAAAAA+TimesNewRomanPSMT" style:font-size-complex="11pt"/>
    </style:style>
    <style:style style:name="T6" style:family="text">
      <style:text-properties fo:font-size="11pt" style:text-underline-style="solid" style:text-underline-width="auto" style:text-underline-color="font-color" officeooo:rsid="000f1273" style:font-name-asian="CAAAAA+TimesNewRomanPSMT" style:font-size-asian="11pt" style:font-name-complex="CAAAAA+TimesNewRomanPSMT" style:font-size-complex="11pt"/>
    </style:style>
    <style:style style:name="T7" style:family="text">
      <style:text-properties style:font-name-asian="CAAAAA+TimesNewRomanPSMT" style:font-name-complex="CAAAAA+TimesNewRomanPSMT"/>
    </style:style>
    <style:style style:name="T8" style:family="text">
      <style:text-properties officeooo:rsid="000b67ed" style:font-name-asian="CAAAAA+TimesNewRomanPSMT" style:font-name-complex="CAAAAA+TimesNewRomanPSMT"/>
    </style:style>
    <style:style style:name="T9" style:family="text">
      <style:text-properties officeooo:rsid="0013e206" style:font-name-asian="CAAAAA+TimesNewRomanPSMT" style:font-name-complex="CAAAAA+TimesNewRomanPSMT"/>
    </style:style>
    <style:style style:name="T10" style:family="text">
      <style:text-properties style:font-name="Arial1"/>
    </style:style>
    <style:style style:name="T11" style:family="text">
      <style:text-properties style:font-name="Arial1" fo:font-weight="bold" style:font-weight-asian="bold" style:font-weight-complex="bold"/>
    </style:style>
    <style:style style:name="T12" style:family="text">
      <style:text-properties style:font-name="Arial1" fo:font-weight="bold" officeooo:rsid="001561c9" style:font-weight-asian="bold" style:font-weight-complex="bold"/>
    </style:style>
    <style:style style:name="T13" style:family="text">
      <style:text-properties style:font-name="Arial1" fo:font-size="11pt" style:font-name-asian="CAAAAA+TimesNewRomanPSMT" style:font-size-asian="11pt" style:font-name-complex="CAAAAA+TimesNewRomanPSMT" style:font-size-complex="11pt"/>
    </style:style>
    <style:style style:name="T14" style:family="text">
      <style:text-properties style:font-name="Arial1" fo:font-size="11pt" officeooo:rsid="001101c9" style:font-name-asian="CAAAAA+TimesNewRomanPSMT" style:font-size-asian="11pt" style:font-name-complex="CAAAAA+TimesNewRomanPSMT" style:font-size-complex="11pt"/>
    </style:style>
    <style:style style:name="T15" style:family="text">
      <style:text-properties style:font-name="Arial1" fo:font-size="11pt" officeooo:rsid="0013e206" style:font-name-asian="CAAAAA+TimesNewRomanPSMT" style:font-size-asian="11pt" style:font-name-complex="CAAAAA+TimesNewRomanPSMT" style:font-size-complex="11pt"/>
    </style:style>
    <style:style style:name="T16" style:family="text">
      <style:text-properties style:font-name="Arial1" fo:font-size="11pt" officeooo:rsid="002106aa" style:font-name-asian="CAAAAA+TimesNewRomanPSMT" style:font-size-asian="11pt" style:font-name-complex="CAAAAA+TimesNewRomanPSMT" style:font-size-complex="11pt"/>
    </style:style>
    <style:style style:name="T17" style:family="text">
      <style:text-properties style:font-name="Arial1" fo:font-size="11pt" officeooo:rsid="001a9998" style:font-name-asian="CAAAAA+TimesNewRomanPSMT" style:font-size-asian="11pt" style:font-name-complex="CAAAAA+TimesNewRomanPSMT" style:font-size-complex="11pt"/>
    </style:style>
    <style:style style:name="T18" style:family="text">
      <style:text-properties style:font-name="Arial1" fo:font-size="11pt" officeooo:rsid="002435f7" style:font-name-asian="CAAAAA+TimesNewRomanPSMT" style:font-size-asian="11pt" style:font-name-complex="CAAAAA+TimesNewRomanPSMT" style:font-size-complex="11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02f775"/>
    </style:style>
    <style:style style:name="T21" style:family="text">
      <style:text-properties officeooo:rsid="001561c9"/>
    </style:style>
    <style:style style:name="T22" style:family="text">
      <style:text-properties officeooo:rsid="00170f6b"/>
    </style:style>
    <style:style style:name="T23" style:family="text">
      <style:text-properties officeooo:rsid="001bfc18"/>
    </style:style>
    <style:style style:name="T24" style:family="text">
      <style:text-properties officeooo:rsid="00236c2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9">T</text:span><text:span text:style-name="T11">itle:</text:span><text:span text:style-name="T10"> </text:span><text:span text:style-name="T12">Automated calibration methodology to avoid convergence issues during inverse identification of soil hydraulic properties</text:span></text:p>
      <text:p text:style-name="P8"/>
      <text:p text:style-name="P8"><text:span text:style-name="T19">authors: </text:span><text:span text:style-name="T7">Michal Kur</text:span><text:span text:style-name="T9">az</text:span><text:span text:style-name="T7">, </text:span><text:span text:style-name="T9">Lukas Jacka, Johanna Bloecher, Matej Leps </text:span></text:p>
      <text:p text:style-name="P2"/>
      <text:p text:style-name="P1"><text:span text:style-name="T4">corresponding author:</text:span><text:span text:style-name="T3"> </text:span><text:span text:style-name="T1">Michal Kur</text:span><text:span text:style-name="T2">az</text:span><text:span text:style-name="T1">, </text:span><text:span text:style-name="T5">kuraz@</text:span><text:span text:style-name="T6">f</text:span><text:span text:style-name="T5">zp.czu.cz</text:span></text:p>
      <text:p text:style-name="P2"/>
      <text:p text:style-name="P8"><text:span text:style-name="T19">contact address:</text:span> <text:span text:style-name="T7">Department of Water Resources and Environmental Modeling</text:span></text:p>
      <text:p text:style-name="P2"><text:s text:c="30"/>Faculty of Environmental Sciences</text:p>
      <text:p text:style-name="P2"><text:s text:c="30"/>Czech University of Life Sciences Prague</text:p>
      <text:p text:style-name="P2"><text:s text:c="30"/>Kam<text:span text:style-name="T23">ý</text:span>ck<text:span text:style-name="T23">á</text:span> 1176</text:p>
      <text:p text:style-name="P2"><text:s text:c="30"/>165 21 Praha 6 – Suchdol</text:p>
      <text:p text:style-name="P2"><text:tab/><text:tab/> <text:s text:c="6"/><text:span text:style-name="T20">Czech Republic</text:span></text:p>
      <text:p text:style-name="P8"><text:span text:style-name="T19">tel:</text:span> <text:span text:style-name="T7">+420</text:span><text:span text:style-name="T8">777018743</text:span></text:p>
      <text:p text:style-name="P11"/>
      <text:p text:style-name="P9"><text:s/></text:p>
      <text:p text:style-name="P12"/>
      <text:p text:style-name="P6">Dear editorial board,</text:p>
      <text:p text:style-name="P3"/>
      <text:p text:style-name="P4">We are pleased to <text:span text:style-name="T24">re-</text:span>submit our manuscript entitled<text:span text:style-name="T22"> "Automated calibration methodology to avoid convergence issues during inverse identification of soil hydraulic properties"</text:span><text:span text:style-name="T24">. We greatly appreciate recommendations given by the reviewer and editor. Following your recommendations we have undertaken major revision, which affected mainly the theoretical part.</text:span></text:p>
      <text:p text:style-name="P16"/>
      <text:p text:style-name="P16">We greatly appreciated all given comments, and we strongly believe that it helped us to</text:p>
      <text:p text:style-name="P16">achieve a better level of our research presentation. We are open for further discussions</text:p>
      <text:p text:style-name="P16">and recommendations if needed.<text:line-break/></text:p>
      <text:p text:style-name="P10"/>
      <text:p text:style-name="P13"><text:span text:style-name="T14"><text:tab/></text:span><text:span text:style-name="T13"><text:tab/><text:tab/> <text:s text:c="10"/><text:tab/><text:tab/><text:tab/>kind regards</text:span></text:p>
      <text:p text:style-name="P5"/>
      <text:p text:style-name="P7"><text:tab/><text:tab/><text:tab/><text:tab/><text:tab/><text:tab/></text:p>
      <text:p text:style-name="P7"><text:tab/><text:tab/><text:tab/><text:tab/><text:tab/><text:tab/> <text:s text:c="10"/><text:tab/><text:tab/><text:tab/><text:tab/><text:span text:style-name="T21"> <text:s text:c="2"/></text:span>Michal Kuraz<text:tab/></text:p>
      <text:p text:style-name="P7"><text:tab/><text:tab/><text:tab/><text:tab/><text:tab/><text:tab/><text:tab/><text:tab/><text:tab/> <text:s text:c="6"/>(corresponding author)<text:tab/><text:tab/></text:p>
      <text:p text:style-name="P7"/>
      <text:p text:style-name="P15"><text:span text:style-name="T15">Prague</text:span><text:span text:style-name="T18">, Czechia</text:span><text:span text:style-name="T15">, </text:span><text:span text:style-name="T18">May 31</text:span><text:span text:style-name="T15">, 20</text:span><text:span text:style-name="T17">2</text:span><text:span text:style-name="T16">2</text:span></text:p>
      <text:list xml:id="list1913643212" text:style-name="L1">
        <text:list-header>
          <text:p text:style-name="P17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BAAAAA+TimesNewRomanPS-BoldMT" svg:font-family="BAAAAA+TimesNewRomanPS-BoldMT"/>
    <style:font-face style:name="CAAAAA+TimesNewRomanPSMT" svg:font-family="CAAAAA+TimesNewRomanPSMT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ejaVu Sans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guel </meta:initial-creator>
    <meta:creation-date>2011-04-10T15:48:10</meta:creation-date>
    <dc:date>2022-06-03T12:34:00.334533919</dc:date>
    <meta:editing-duration>PT10H36M18S</meta:editing-duration>
    <meta:editing-cycles>25</meta:editing-cycles>
    <meta:generator>LibreOffice/7.3.3.2$Linux_X86_64 LibreOffice_project/30$Build-2</meta:generator>
    <dc:creator>Michal Kuraz</dc:creator>
    <meta:document-statistic meta:table-count="0" meta:image-count="0" meta:object-count="0" meta:page-count="1" meta:paragraph-count="22" meta:word-count="153" meta:character-count="1314" meta:non-whitespace-character-count="982"/>
  </office:meta>
</office:document-meta>
</file>